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office:forms form:automatic-focus="false" form:apply-design-mode="false">
        <form:form form:apply-filter="true" form:method="post" form:control-implementation="ooo:com.sun.star.form.component.Form" office:target-frame="" xlink:href="../../../../../../../feed/ht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rem Ipsum</text:h>
      <text:h text:style-name="Heading_20_2" text:outline-level="2">What is Lorem Ipsum?</text:h>
      <text:p text:style-name="Text_20_body"><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h text:style-name="Heading_20_2" text:outline-level="2">Why do we use it?</text:h>
      <text:p text:style-name="Text_20_body">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Text_20_body"/>
      <text:h text:style-name="Heading_20_2" text:outline-level="2">Where does it come from?</text:h>
      <text:p text:style-name="Text_20_body">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Text_20_body">The standard chunk of Lorem Ipsum used since the 1500s is reproduced below for those interested. Sections 1.10.32 and 1.10.33 from "de Finibus Bonorum et Malorum" by Cicero are also reproduced in their exact original form, accompanied by English versions from the 1914 translation by H. Rackham.</text:p>
      <text:h text:style-name="Heading_20_2" text:outline-level="2">Where can I get some?</text:h>
      <text:p text:style-name="Text_20_body">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3T11:36:29.665109823</meta:creation-date>
    <dc:date>2026-02-13T11:38:17.936881026</dc:date>
    <meta:editing-duration>PT1M48S</meta:editing-duration>
    <meta:editing-cycles>1</meta:editing-cycles>
    <meta:document-statistic meta:table-count="0" meta:image-count="0" meta:object-count="0" meta:page-count="1" meta:paragraph-count="10" meta:word-count="513" meta:character-count="3088" meta:non-whitespace-character-count="2585"/>
    <meta:generator>LibreOffice/25.8.4.2$Linux_X86_64 LibreOffice_project/580$Build-2</meta:generator>
  </office:meta>
</office:document-meta>
</file>